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08000000084D60FB4967481D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20cm" draw:fill-image-height="13cm" style:repeat="no-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2.18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text-properties fo:background-color="transparen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298cm" fo:text-align="start" fo:text-indent="0cm">
        <style:tab-stops/>
      </style:paragraph-properties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use-window-font-color="true" fo:font-weight="normal" style:font-weight-asian="normal" style:font-weight-complex="normal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background-color="transparen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vailable Projects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4">PROD-PROJ A03</text:span></text:p>
            <text:p text:style-name="P1"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vailable Projects</text:p>
          </draw:text-box>
        </draw:frame>
        <draw:frame presentation:style-name="pr4" draw:text-style-name="P3" draw:layer="layout" svg:width="27cm" svg:height="11.5cm" svg:x="0.5cm" svg:y="2.25cm" presentation:class="outline">
          <draw:text-box>
            <text:list text:style-name="L3">
              <text:list-item>
                <text:p><text:span text:style-name="T7">See </text:span><text:span text:style-name="T7"><text:a xlink:href="https://bit.ly/2z80Sul" xlink:type="simple">https://bit.ly/2z80Sul</text:a></text:span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Team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a xlink:href="https://goo.gl/W65Qj1" xlink:type="simple">https://goo.gl/W65Qj1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License</text:p>
          </draw:text-box>
        </draw:frame>
        <draw:frame presentation:style-name="pr6" draw:text-style-name="P7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8">For source code, we use the MIT license</text:span></text:p>
                <text:list>
                  <text:list-item>
                    <text:p text:style-name="P6"><text:span text:style-name="T8">See </text:span><text:span text:style-name="T8"><text:a xlink:href="https://opensource.org/licenses/MIT" xlink:type="simple">https://opensource.org/licenses/MIT</text:a></text:span><text:span text:style-name="T8"><text:s text:c="3"/></text:span></text:p>
                  </text:list-item>
                  <text:list-item>
                    <text:p text:style-name="P6"><text:span text:style-name="T8">Add LICENSE file to top-level directory</text:span></text:p>
                  </text:list-item>
                  <text:list-item>
                    <text:p text:style-name="P6"><text:span text:style-name="T8">Use license text from above linked-to page </text:span></text:p>
                    <text:list>
                      <text:list-item>
                        <text:list>
                          <text:list-header>
                            <text:p text:style-name="P6"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For all other texts, we use the CC BY 4.0 (international) license</text:span></text:p>
                <text:list>
                  <text:list-item>
                    <text:p text:style-name="P6"><text:span text:style-name="T8">See </text:span><text:span text:style-name="T8"><text:a xlink:href="https://creativecommons.org/licenses/by/4.0/" xlink:type="simple">https://creativecommons.org/licenses/by/4.0/</text:a></text:span><text:span text:style-name="T8"><text:s/></text:span></text:p>
                  </text:list-item>
                  <text:list-item>
                    <text:p text:style-name="P6"><text:span text:style-name="T8">In each text, in prominent place, declare licen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9">DR</text:span></text:p>
          </draw:text-box>
        </draw:frame>
        <draw:frame presentation:style-name="pr8" draw:text-style-name="P11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2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3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background" style:display-name="True%20Blue%20Presentation_-background" style:family="presentation">
      <style:graphic-properties draw:stroke="none" draw:fill="none"/>
      <style:text-properties style:letter-kerning="true"/>
    </style:style>
    <style:style style:name="True_25_20Blue_25_20Presentation_5f_-backgroundobjects" style:display-name="True%20Blue%20Pr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_5f_-notes" style:display-name="True%20Blue%20Presentation_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1" style:display-name="True%20Blue%20Presentation_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_5f_-outline1" style:display-name="True%20Blue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outline2" style:display-name="True%20Blue%20Presentation_-outline2" style:family="presentation" style:parent-style-name="True_25_20Blue_25_20Presentation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_5f_-outline3" style:display-name="True%20Blue%20Presentation_-outline3" style:family="presentation" style:parent-style-name="True_25_20Blue_25_20Presentation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_5f_-outline4" style:display-name="True%20Blue%20Presentation_-outline4" style:family="presentation" style:parent-style-name="True_25_20Blue_25_20Presentation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_5f_-outline5" style:display-name="True%20Blue%20Presentation_-outline5" style:family="presentation" style:parent-style-name="True_25_20Blue_25_20Presentation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6" style:display-name="True%20Blue%20Presentation_-outline6" style:family="presentation" style:parent-style-name="True_25_20Blue_25_20Presentation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7" style:display-name="True%20Blue%20Presentation_-outline7" style:family="presentation" style:parent-style-name="True_25_20Blue_25_20Presentation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8" style:display-name="True%20Blue%20Presentation_-outline8" style:family="presentation" style:parent-style-name="True_25_20Blue_25_20Present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outline9" style:display-name="True%20Blue%20Presentation_-outline9" style:family="presentation" style:parent-style-name="True_25_20Blue_25_20Present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_5f_-subtitle" style:display-name="True%20Blue%20Presentation_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_5f_-subtitle" style:display-name="True%20Blue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_5f_-title" style:display-name="True%20Blue%20Presentation_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_5f_-title" style:display-name="True%20Blue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rue_25_20Blue_25_20Presentation_5f_-title">
      <style:graphic-properties draw:auto-grow-height="false" fo:min-height="2.63cm"/>
    </style:style>
    <style:style style:name="Mpr21" style:family="presentation" style:parent-style-name="True_25_20Blue_25_20Presentatio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rue_25_20Blue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_5f_" style:display-name="True%20Blue%20Presentation_" style:page-layout-name="PM1" draw:style-name="Mdp1">
      <draw:frame presentation:style-name="Mpr20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_5f_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_5f_-title" draw:layer="backgroundobjects" svg:width="18cm" svg:height="13.5cm" svg:x="1.5cm" svg:y="1cm" presentation:class="page"/>
        <draw:frame presentation:style-name="True_25_20Blue_25_20Presentation_5f_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34M27S</meta:editing-duration>
    <meta:editing-cycles>163</meta:editing-cycles>
    <meta:generator>LibreOffice/6.0.7.3$Linux_X86_64 LibreOffice_project/00m0$Build-3</meta:generator>
    <meta:initial-creator>Dirk Riehle</meta:initial-creator>
    <dc:date>2019-10-15T22:38:05.687321779</dc:date>
    <meta:printed-by>Dirk Riehle</meta:printed-by>
    <meta:print-date>2013-05-04T19:19:21</meta:print-date>
    <dc:creator>D R</dc:creator>
    <meta:document-statistic meta:object-count="86"/>
    <meta:template xlink:type="simple" xlink:actuate="onRequest" xlink:title="True Blue Presentation" xlink:href="../../../../Templates/True%20Blue%20Presentation.otp" meta:date="2013-04-02T22:52:20"/>
  </office:meta>
</office:document-meta>
</file>